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9.25pt"/>
    </style:style>
    <style:style style:name="co2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th01</text:p>
          </table:table-cell>
          <table:table-cell office:value-type="string" calcext:value-type="string">
            <text:p>collisions01</text:p>
          </table:table-cell>
          <table:table-cell office:value-type="string" calcext:value-type="string">
            <text:p>success01</text:p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th02</text:p>
          </table:table-cell>
          <table:table-cell office:value-type="string" calcext:value-type="string">
            <text:p>collisions02</text:p>
          </table:table-cell>
          <table:table-cell office:value-type="string" calcext:value-type="string">
            <text:p>success02</text:p>
          </table:table-cell>
          <table:table-cell office:value-type="string" calcext:value-type="string">
            <text:p>time03</text:p>
          </table:table-cell>
          <table:table-cell office:value-type="string" calcext:value-type="string">
            <text:p>path03</text:p>
          </table:table-cell>
          <table:table-cell office:value-type="string" calcext:value-type="string">
            <text:p>collisions03</text:p>
          </table:table-cell>
          <table:table-cell office:value-type="string" calcext:value-type="string">
            <text:p>success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drl_subsampling01</text:p>
          </table:table-cell>
          <table:table-cell office:value-type="float" office:value="101.872" calcext:value-type="float">
            <text:p>101.872</text:p>
          </table:table-cell>
          <table:table-cell office:value-type="float" office:value="30.555" calcext:value-type="float">
            <text:p>30.55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.185" calcext:value-type="float">
            <text:p>94.185</text:p>
          </table:table-cell>
          <table:table-cell office:value-type="float" office:value="28.263" calcext:value-type="float">
            <text:p>28.26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8.356" calcext:value-type="float">
            <text:p>118.356</text:p>
          </table:table-cell>
          <table:table-cell office:value-type="float" office:value="35.016" calcext:value-type="float">
            <text:p>35.01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drl_subsampling0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7.111" calcext:value-type="float">
            <text:p>97.111</text:p>
          </table:table-cell>
          <table:table-cell office:value-type="float" office:value="29.122" calcext:value-type="float">
            <text:p>29.1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6.541" calcext:value-type="float">
            <text:p>126.541</text:p>
          </table:table-cell>
          <table:table-cell office:value-type="float" office:value="37.423" calcext:value-type="float">
            <text:p>37.42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drl_subsampling03</text:p>
          </table:table-cell>
          <table:table-cell office:value-type="float" office:value="107.869" calcext:value-type="float">
            <text:p>107.869</text:p>
          </table:table-cell>
          <table:table-cell office:value-type="float" office:value="32.125" calcext:value-type="float">
            <text:p>32.12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3.409" calcext:value-type="float">
            <text:p>103.409</text:p>
          </table:table-cell>
          <table:table-cell office:value-type="float" office:value="31.03" calcext:value-type="float">
            <text:p>31.03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91.887" calcext:value-type="float">
            <text:p>191.887</text:p>
          </table:table-cell>
          <table:table-cell office:value-type="float" office:value="56.554" calcext:value-type="float">
            <text:p>56.554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f01</text:p>
          </table:table-cell>
          <table:table-cell office:value-type="float" office:value="110.23" calcext:value-type="float">
            <text:p>110.23</text:p>
          </table:table-cell>
          <table:table-cell office:value-type="float" office:value="29.872" calcext:value-type="float">
            <text:p>29.8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28.262" calcext:value-type="float">
            <text:p>28.2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0.237" calcext:value-type="float">
            <text:p>110.237</text:p>
          </table:table-cell>
          <table:table-cell office:value-type="float" office:value="32.548" calcext:value-type="float">
            <text:p>32.54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f02</text:p>
          </table:table-cell>
          <table:table-cell office:value-type="float" office:value="115.02" calcext:value-type="float">
            <text:p>115.02</text:p>
          </table:table-cell>
          <table:table-cell office:value-type="float" office:value="31.691" calcext:value-type="float">
            <text:p>31.69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6.798" calcext:value-type="float">
            <text:p>96.798</text:p>
          </table:table-cell>
          <table:table-cell office:value-type="float" office:value="29.04" calcext:value-type="float">
            <text:p>29.04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23.85" calcext:value-type="float">
            <text:p>123.85</text:p>
          </table:table-cell>
          <table:table-cell office:value-type="float" office:value="36.449" calcext:value-type="float">
            <text:p>36.449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f03</text:p>
          </table:table-cell>
          <table:table-cell office:value-type="float" office:value="121.2" calcext:value-type="float">
            <text:p>121.2</text:p>
          </table:table-cell>
          <table:table-cell office:value-type="float" office:value="35.968" calcext:value-type="float">
            <text:p>35.968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00.761" calcext:value-type="float">
            <text:p>100.761</text:p>
          </table:table-cell>
          <table:table-cell office:value-type="float" office:value="30.254" calcext:value-type="float">
            <text:p>30.254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42.543" calcext:value-type="float">
            <text:p>142.543</text:p>
          </table:table-cell>
          <table:table-cell office:value-type="float" office:value="41.758" calcext:value-type="float">
            <text:p>41.758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tial_horizon01</text:p>
          </table:table-cell>
          <table:table-cell office:value-type="float" office:value="170.519" calcext:value-type="float">
            <text:p>170.519</text:p>
          </table:table-cell>
          <table:table-cell office:value-type="float" office:value="33.718" calcext:value-type="float">
            <text:p>33.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0.07" calcext:value-type="float">
            <text:p>150.07</text:p>
          </table:table-cell>
          <table:table-cell office:value-type="float" office:value="29.975" calcext:value-type="float">
            <text:p>29.9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9.7" calcext:value-type="float">
            <text:p>169.7</text:p>
          </table:table-cell>
          <table:table-cell office:value-type="float" office:value="33.315" calcext:value-type="float">
            <text:p>33.315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tial_horizon02</text:p>
          </table:table-cell>
          <table:table-cell office:value-type="float" office:value="173.2" calcext:value-type="float">
            <text:p>173.2</text:p>
          </table:table-cell>
          <table:table-cell office:value-type="float" office:value="33.9" calcext:value-type="float">
            <text:p>33.9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84.037" calcext:value-type="float">
            <text:p>184.037</text:p>
          </table:table-cell>
          <table:table-cell office:value-type="float" office:value="36.51" calcext:value-type="float">
            <text:p>36.51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95.998" calcext:value-type="float">
            <text:p>195.998</text:p>
          </table:table-cell>
          <table:table-cell office:value-type="float" office:value="38.231" calcext:value-type="float">
            <text:p>38.231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tial_horizon03</text:p>
          </table:table-cell>
          <table:table-cell office:value-type="float" office:value="177.8" calcext:value-type="float">
            <text:p>177.8</text:p>
          </table:table-cell>
          <table:table-cell office:value-type="float" office:value="34.2" calcext:value-type="float">
            <text:p>34.2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85.96" calcext:value-type="float">
            <text:p>185.96</text:p>
          </table:table-cell>
          <table:table-cell office:value-type="float" office:value="37.168" calcext:value-type="float">
            <text:p>37.168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24.79" calcext:value-type="float">
            <text:p>224.79</text:p>
          </table:table-cell>
          <table:table-cell office:value-type="float" office:value="44.57" calcext:value-type="float">
            <text:p>44.57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b01</text:p>
          </table:table-cell>
          <table:table-cell office:value-type="float" office:value="187.5" calcext:value-type="float">
            <text:p>187.5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9.41" calcext:value-type="float">
            <text:p>179.41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1.3" calcext:value-type="float">
            <text:p>201.3</text:p>
          </table:table-cell>
          <table:table-cell office:value-type="float" office:value="29.4" calcext:value-type="float">
            <text:p>29.4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b02</text:p>
          </table:table-cell>
          <table:table-cell office:value-type="float" office:value="191.2" calcext:value-type="float">
            <text:p>191.2</text:p>
          </table:table-cell>
          <table:table-cell office:value-type="float" office:value="29.87" calcext:value-type="float">
            <text:p>29.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2.25" calcext:value-type="float">
            <text:p>182.25</text:p>
          </table:table-cell>
          <table:table-cell office:value-type="float" office:value="29.5" calcext:value-type="float">
            <text:p>29.5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210.2" calcext:value-type="float">
            <text:p>210.2</text:p>
          </table:table-cell>
          <table:table-cell office:value-type="float" office:value="29.99" calcext:value-type="float">
            <text:p>29.99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b03</text:p>
          </table:table-cell>
          <table:table-cell office:value-type="float" office:value="192.4" calcext:value-type="float">
            <text:p>192.4</text:p>
          </table:table-cell>
          <table:table-cell office:value-type="float" office:value="28.96" calcext:value-type="float">
            <text:p>28.96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36.3" calcext:value-type="float">
            <text:p>236.3</text:p>
          </table:table-cell>
          <table:table-cell office:value-type="float" office:value="37.56" calcext:value-type="float">
            <text:p>37.5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44.2" calcext:value-type="float">
            <text:p>244.2</text:p>
          </table:table-cell>
          <table:table-cell office:value-type="float" office:value="31.4" calcext:value-type="float">
            <text:p>31.4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c01</text:p>
          </table:table-cell>
          <table:table-cell office:value-type="float" office:value="145.2" calcext:value-type="float">
            <text:p>145.2</text:p>
          </table:table-cell>
          <table:table-cell office:value-type="float" office:value="29.3" calcext:value-type="float">
            <text:p>29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27.27" calcext:value-type="float">
            <text:p>27.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1.5" calcext:value-type="float">
            <text:p>151.5</text:p>
          </table:table-cell>
          <table:table-cell office:value-type="float" office:value="29.7" calcext:value-type="float">
            <text:p>29.7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c02</text:p>
          </table:table-cell>
          <table:table-cell office:value-type="float" office:value="149.9" calcext:value-type="float">
            <text:p>149.9</text:p>
          </table:table-cell>
          <table:table-cell office:value-type="float" office:value="29.75" calcext:value-type="float">
            <text:p>29.7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8.5" calcext:value-type="float">
            <text:p>148.5</text:p>
          </table:table-cell>
          <table:table-cell office:value-type="float" office:value="28.5" calcext:value-type="float">
            <text:p>28.5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86.32" calcext:value-type="float">
            <text:p>186.32</text:p>
          </table:table-cell>
          <table:table-cell office:value-type="float" office:value="29.9" calcext:value-type="float">
            <text:p>29.9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c03</text:p>
          </table:table-cell>
          <table:table-cell office:value-type="float" office:value="152.8" calcext:value-type="float">
            <text:p>152.8</text:p>
          </table:table-cell>
          <table:table-cell office:value-type="float" office:value="30.1" calcext:value-type="float">
            <text:p>30.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89.3" calcext:value-type="float">
            <text:p>189.3</text:p>
          </table:table-cell>
          <table:table-cell office:value-type="float" office:value="29.6" calcext:value-type="float">
            <text:p>29.6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98.8" calcext:value-type="float">
            <text:p>198.8</text:p>
          </table:table-cell>
          <table:table-cell office:value-type="float" office:value="31.45" calcext:value-type="float">
            <text:p>31.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24pt" fo:font-weight="bold" style:font-name-asian="Liberation Sans1" style:font-family-asian="'Liberation Sans'" style:font-size-asian="24pt" style:font-weight-asian="bold" style:font-name-complex="Liberation Sans1" style:font-family-complex="'Liberation Sans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8pt" style:font-name-asian="Liberation Sans1" style:font-family-asian="'Liberation Sans'" style:font-size-asian="18pt" style:font-name-complex="Liberation Sans1" style:font-family-complex="'Liberation Sans'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'" fo:font-size="10pt" fo:font-style="italic" style:font-name-asian="Liberation Sans1" style:font-family-asian="'Liberation Sans'" style:font-size-asian="10pt" style:font-style-asian="italic" style:font-name-complex="Liberation Sans1" style:font-family-complex="'Liberation Sans'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" fo:font-family="'Liberation Sans'" fo:font-size="10pt" style:text-underline-style="solid" style:text-underline-width="auto" style:text-underline-color="font-color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Neutral_20_2" style:display-name="Neutral 2" style:family="table-cell" style:parent-style-name="Default" style:data-style-name="N0">
      <style:table-cell-properties fo:background-color="#ffffcc" style:vertical-align="automatic"/>
      <style:text-properties fo:color="#9966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Standard_20_2" style:display-name="Standard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meta:initial-creator>Duc Pichel</meta:initial-creator>
    <meta:creation-date>2021-03-03T19:36:10Z</meta:creation-date>
    <dc:date>2021-03-05T20:15:43.707262425</dc:date>
    <meta:editing-duration>PT2H19M55S</meta:editing-duration>
    <meta:editing-cycles>3</meta:editing-cycles>
    <meta:document-statistic meta:table-count="1" meta:cell-count="208" meta:object-count="0"/>
  </office:meta>
</office:document-meta>
</file>